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Bitstream Vera Serif" svg:font-family="'Bitstream Vera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Bitstream Vera Serif" fo:font-size="13pt" officeooo:rsid="001b7406" officeooo:paragraph-rsid="001b7406" style:font-size-asian="13pt" style:font-size-complex="13pt"/>
    </style:style>
    <style:style style:name="P2" style:family="paragraph" style:parent-style-name="Standard">
      <style:text-properties style:font-name="Bitstream Vera Serif" fo:font-size="13pt" officeooo:rsid="001f6c2c" officeooo:paragraph-rsid="001f6c2c" style:font-size-asian="13pt" style:font-size-complex="13pt"/>
    </style:style>
    <style:style style:name="P3" style:family="paragraph" style:parent-style-name="Standard">
      <style:text-properties style:font-name="Bitstream Vera Serif" fo:font-size="13pt" officeooo:rsid="0022307d" officeooo:paragraph-rsid="0022307d" style:font-size-asian="13pt" style:font-size-complex="13pt"/>
    </style:style>
    <style:style style:name="P4" style:family="paragraph" style:parent-style-name="Standard">
      <style:text-properties style:font-name="Bitstream Vera Serif" fo:font-size="13pt" fo:font-weight="bold" officeooo:rsid="0022307d" officeooo:paragraph-rsid="0022307d" style:font-size-asian="13pt" style:font-weight-asian="bold" style:font-size-complex="13pt" style:font-weight-complex="bold"/>
    </style:style>
    <style:style style:name="P5" style:family="paragraph" style:parent-style-name="Standard">
      <style:text-properties style:font-name="Bitstream Vera Serif" fo:font-size="13pt" style:text-underline-style="solid" style:text-underline-width="auto" style:text-underline-color="font-color" fo:font-weight="bold" officeooo:rsid="001b7406" officeooo:paragraph-rsid="001b7406" style:font-size-asian="13pt" style:font-weight-asian="bold" style:font-size-complex="13pt" style:font-weight-complex="bold"/>
    </style:style>
    <style:style style:name="P6" style:family="paragraph" style:parent-style-name="Standard">
      <style:text-properties style:font-name="Bitstream Vera Serif" fo:font-size="13pt" fo:font-weight="normal" officeooo:rsid="0022307d" officeooo:paragraph-rsid="0022307d" style:font-size-asian="13pt" style:font-weight-asian="normal" style:font-size-complex="13pt" style:font-weight-complex="normal"/>
    </style:style>
    <style:style style:name="P7" style:family="paragraph" style:parent-style-name="Standard">
      <style:text-properties style:font-name="Courier 10 Pitch" fo:font-size="13pt" officeooo:rsid="001b7406" officeooo:paragraph-rsid="001b7406" style:font-size-asian="13pt" style:font-size-complex="13pt"/>
    </style:style>
    <style:style style:name="P8" style:family="paragraph" style:parent-style-name="Standard">
      <style:text-properties style:font-name="Courier 10 Pitch" fo:font-size="13pt" fo:font-weight="bold" officeooo:rsid="0023d1b2" officeooo:paragraph-rsid="0023d1b2" style:font-size-asian="13pt" style:font-weight-asian="bold" style:font-size-complex="13pt" style:font-weight-complex="bold"/>
    </style:style>
    <style:style style:name="P9" style:family="paragraph" style:parent-style-name="Standard">
      <style:text-properties style:font-name="Courier 10 Pitch" fo:font-size="13pt" fo:font-weight="bold" officeooo:rsid="001b7406" officeooo:paragraph-rsid="001b7406" fo:background-color="#eeeeee" style:font-size-asian="13pt" style:font-weight-asian="bold" style:font-size-complex="13pt" style:font-weight-complex="bold"/>
    </style:style>
    <style:style style:name="P10" style:family="paragraph" style:parent-style-name="Standard" style:list-style-name="L1">
      <style:text-properties style:font-name="Bitstream Vera Serif" fo:font-size="13pt" officeooo:rsid="001b7406" officeooo:paragraph-rsid="001b7406" style:font-size-asian="13pt" style:font-size-complex="13pt"/>
    </style:style>
    <style:style style:name="P11" style:family="paragraph" style:parent-style-name="Standard" style:list-style-name="L1">
      <style:text-properties style:font-name="Bitstream Vera Serif" fo:font-size="13pt" officeooo:rsid="001b7406" officeooo:paragraph-rsid="001d6e51" style:font-size-asian="13pt" style:font-size-complex="13pt"/>
    </style:style>
    <style:style style:name="P12" style:family="paragraph" style:parent-style-name="Standard" style:list-style-name="L1">
      <style:text-properties style:font-name="Bitstream Vera Serif" fo:font-size="13pt" officeooo:rsid="001e17aa" officeooo:paragraph-rsid="001e17aa" style:font-size-asian="13pt" style:font-size-complex="13pt"/>
    </style:style>
    <style:style style:name="T1" style:family="text">
      <style:text-properties officeooo:rsid="001d6e51"/>
    </style:style>
    <style:style style:name="T2" style:family="text">
      <style:text-properties fo:font-weight="bold" fo:background-color="#eeeeee" loext:char-shading-value="0" style:font-weight-asian="bold" style:font-weight-complex="bold"/>
    </style:style>
    <style:style style:name="T3" style:family="text">
      <style:text-properties fo:font-weight="bold" officeooo:rsid="001e17aa" style:font-weight-asian="bold" style:font-weight-complex="bold"/>
    </style:style>
    <style:style style:name="T4" style:family="text">
      <style:text-properties officeooo:rsid="001e17aa"/>
    </style:style>
    <style:style style:name="T5" style:family="text">
      <style:text-properties style:font-name="Courier 10 Pitch" fo:font-weight="bold" fo:background-color="#eeeeee" loext:char-shading-value="0" style:font-weight-asian="bold" style:font-weight-complex="bold"/>
    </style:style>
    <style:style style:name="T6" style:family="text">
      <style:text-properties style:font-name="Courier 10 Pitch" fo:font-weight="bold" officeooo:rsid="0029835f" fo:background-color="#eeeeee" loext:char-shading-value="0" style:font-weight-asian="bold" style:font-weight-complex="bold"/>
    </style:style>
    <style:style style:name="T7" style:family="text">
      <style:text-properties style:font-name="Courier 10 Pitch" fo:font-weight="bold" officeooo:rsid="0031a1e1" fo:background-color="#eeeeee" loext:char-shading-value="0" style:font-weight-asian="bold" style:font-weight-complex="bold"/>
    </style:style>
    <style:style style:name="T8" style:family="text">
      <style:text-properties style:font-name="Courier 10 Pitch" fo:font-weight="bold" officeooo:rsid="001e17aa" fo:background-color="#eeeeee" loext:char-shading-value="0" style:font-weight-asian="bold" style:font-weight-complex="bold"/>
    </style:style>
    <style:style style:name="T9" style:family="text">
      <style:text-properties style:font-name="Courier 10 Pitch" fo:font-weight="bold" officeooo:rsid="001d6e51" fo:background-color="#eeeeee" loext:char-shading-value="0" style:font-weight-asian="bold" style:font-weight-complex="bold"/>
    </style:style>
    <style:style style:name="T10" style:family="text">
      <style:text-properties style:font-name="Courier 10 Pitch" fo:font-weight="bold" style:font-weight-asian="bold" style:font-weight-complex="bold"/>
    </style:style>
    <style:style style:name="T11" style:family="text">
      <style:text-properties officeooo:rsid="00253e5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Initialization <text:span text:style-name="T11">of</text:span> Auth functions.</text:p>
      <text:h text:style-name="Heading_20_2" text:outline-level="2">DATABASE.</text:h>
      <text:p text:style-name="P1">All names are only examples ...</text:p>
      <text:list xml:id="list6359175346597065317" text:style-name="L1">
        <text:list-item>
          <text:p text:style-name="P10">Create a new database (mysql --user=root .…)<text:span text:style-name="T6"><text:line-break/></text:span><text:span text:style-name="T8">CR</text:span><text:span text:style-name="T6">EATE DATABASE </text:span><text:span text:style-name="T7">ossec_</text:span><text:span text:style-name="T8">auth</text:span><text:span text:style-name="T6"> </text:span><text:span text:style-name="T5">CHARACTER SET = '</text:span><text:span text:style-name="T7">utf8</text:span><text:span text:style-name="T5">' COLLATE = '</text:span><text:span text:style-name="T7">utf8</text:span><text:span text:style-name="T5">_bin';</text:span></text:p>
        </text:list-item>
        <text:list-item>
          <text:p text:style-name="P10">create a new user<text:line-break/><text:span text:style-name="T5">create user "ossec_auth"@"localhost" identified by "Ossec_Auth";</text:span></text:p>
        </text:list-item>
        <text:list-item>
          <text:p text:style-name="P10">grant rights to new user to new database, rights to lessen later.<text:line-break/><text:span text:style-name="T5">grant all on ossec_auth.* to 'ossec_auth'@'localhost';<text:line-break/></text:span><text:span text:style-name="T2">exit </text:span></text:p>
        </text:list-item>
        <text:list-item>
          <text:p text:style-name="P11">Go to the "Database" directory : <text:line-break/><text:span text:style-name="T9">cd ..../auth/vendor/delight-im/auth/Database/</text:span><text:span text:style-name="T1"><text:line-break/></text:span>and <text:span text:style-name="T1">start</text:span> <text:line-break/><text:span text:style-name="T10">mysql --user ossec_auth -p -D ossec_auth</text:span></text:p>
        </text:list-item>
        <text:list-item>
          <text:p text:style-name="P10">- create the tables<text:line-break/><text:span text:style-name="T5">source MySQL.sql</text:span></text:p>
        </text:list-item>
        <text:list-item>
          <text:p text:style-name="P12">Verify.</text:p>
        </text:list-item>
      </text:list>
      <text:p text:style-name="P9">show tables;</text:p>
      <text:p text:style-name="P7">+----------------------+</text:p>
      <text:p text:style-name="P7">| Tables_in_ossec_auth |</text:p>
      <text:p text:style-name="P7">+----------------------+</text:p>
      <text:p text:style-name="P7">| users <text:s text:c="15"/>|</text:p>
      <text:p text:style-name="P7">| users_confirmations <text:s/>|</text:p>
      <text:p text:style-name="P7">| users_remembered <text:s text:c="4"/>|</text:p>
      <text:p text:style-name="P7">| users_resets <text:s text:c="8"/>|</text:p>
      <text:p text:style-name="P7">| users_throttling <text:s text:c="4"/>|</text:p>
      <text:p text:style-name="P7">+----------------------+</text:p>
      <text:p text:style-name="P7"><text:soft-page-break/>5 rows in set (0.001 sec)</text:p>
      <text:p text:style-name="P1"/>
      <text:p text:style-name="P1"><text:span text:style-name="T3">DATABASE CONTENT.</text:span><text:line-break/>For creating the first "admin" user a php script "create_admin.php" can be used (after changing the credentials), idem for creating a<text:span text:style-name="T4">n</text:span> "<text:span text:style-name="T4">editor</text:span>" user with the script "create_<text:span text:style-name="T4">editor.p</text:span>hp" <text:span text:style-name="T4">and a « collaborator » user</text:span>. Those <text:span text:style-name="T4">3</text:span> scripts must be modified before (username and password) ! <text:span text:style-name="T4">And copied to the site root where they can be executed through a browser.</text:span></text:p>
      <text:p text:style-name="P2">You can also use only the first one (create_administrator) and creaté your new users through the web interface (management → manage users).</text:p>
      <text:p text:style-name="P1"/>
      <text:p text:style-name="P4">SOFTWARE alteration.</text:p>
      <text:p text:style-name="P6"/>
      <text:p text:style-name="P6">To enable authentication, only one thing to do :</text:p>
      <text:p text:style-name="P6">go to the site’s root :</text:p>
      <text:p text:style-name="P8">ln -sf amilogged.php_auth ./amilogged.php</text:p>
      <text:p text:style-name="P6"/>
      <text:p text:style-name="P3"/>
      <text:p text:style-name="P5">Don't forget to remove those scripts after use !</text:p>
      <text:p text:style-name="P1"/>
      <text:p text:style-name="P1"/>
      <text:p text:style-name="P1">If you want to use the "login" the following roles are used :</text:p>
      <text:p text:style-name="P1">- In the "running" instance :</text:p>
      <text:p text:style-name="P1">-- only "ADMIN" or "EDITOR" can delete events.</text:p>
      <text:p text:style-name="P1">-- only "ADMIN" can alter rules / categories mapping.</text:p>
      <text:p text:style-name="P1">-- only "ADMIN" can add/modify users.</text:p>
      <text:p text:style-name="P1">-- only "ADMIN" can reorganize the database.</text:p>
      <text:p text:style-name="P1">- In the "history" instance :</text:p>
      <text:p text:style-name="P1">-- only "ADMIN" can delete things.</text:p>
      <text:p text:style-name="P1">- In the "history" instance :</text:p>
      <text:p text:style-name="P1">-- only "ADMIN" can delete rows.</text:p>
      <text:p text:style-name="P1">-- only "ADMIN" can add/modify users.</text:p>
      <text:p text:style-name="P1"><text:soft-page-break/>-- only "ADMIN" can reorganize the database.</text:p>
      <text:p text:style-name="P1">The "default" group is "COLLABORATOR".</text:p>
      <text:p text:style-name="P1">Other standard groups from PHP AUTH are not us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Bitstream Vera Serif" svg:font-family="'Bitstream Vera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2T21:33:26.440637518</meta:creation-date>
    <dc:date>2018-06-04T18:43:38.967152257</dc:date>
    <meta:editing-duration>PT27M47S</meta:editing-duration>
    <meta:editing-cycles>7</meta:editing-cycles>
    <meta:generator>LibreOffice/5.2.7.2$Linux_X86_64 LibreOffice_project/20m0$Build-2</meta:generator>
    <meta:document-statistic meta:table-count="0" meta:image-count="0" meta:object-count="0" meta:page-count="3" meta:paragraph-count="41" meta:word-count="332" meta:character-count="2082" meta:non-whitespace-character-count="1767"/>
  </office:meta>
</office:document-meta>
</file>